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2dd2c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2dd2c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background-color="#ffffff" loext:char-shading-value="0" style:font-name-complex="Times New Roman1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VIII</text:span></text:p>
      <text:p text:style-name="P2"><text:span text:style-name="T2">Проснувшись, Александр зевнул и бросил взгляд на часы. 6:32. Потянувшись, он скинул одеяло и направился умываться. Плеснув в лицо холодной водой, Алехин осторожно собрал волосы, стягивая их резинкой в аккуратный хвост, Позавтракав и одевшись в новый итальянский костюм, он накинул пальто и поехал в школу. Когда он увидел знакомое здание, боль и горечь окутали его, но откинув эмоции и обиду, парень неторопливо вошел внутрь. В классе его удивленно встретили те, кто какой-то месяц назад так поиздевались над ним. Он не держал зла на них. Простив всех, Алехин лишь хотел встретиться с Алиной. Но судьба распорядилась иначе в этот раз. Ее место пустовало. Девушки в школе не было. Вошедшая Настя, увидев Александра, села рядом с ним. </text:span></text:p>
      <text:p text:style-name="P2"><text:span text:style-name="T2">–Как поездка? Зачем решил вернуться?</text:span></text:p>
      <text:p text:style-name="P2"><text:span text:style-name="T2">–Не знаю. Как будто понял что-то. Я не могу просто так исчезнуть навсегда. Здесь все же родители… – растеряно ответил Алехин. </text:span></text:p>
      <text:p text:style-name="P2"><text:span text:style-name="T2">–Не из-за них ты вернулся. Твоя душа болит. Ты хочешь вернуть Алину. </text:span></text:p>
      <text:p text:style-name="P2"><text:span text:style-name="T2">–Что скрывать, ты права. Ты знаешь где найти ее? Прошу, Настя, скажи.</text:span></text:p>
      <text:p text:style-name="P2"><text:span text:style-name="T2">–Ну что ж, скажу. И то, потому что желаю ей счастья и знаю, что с тобой ей определенно будет лучше, чем с ним. Тот, кого Алина выбрала, определенно просто пользуется ей. Меня она слушать не стала, так может послушает тебя. Я скажу тебе, куда ехать. Езжай прямо сейчас. Ты должен поговорить с ней до его прихода. </text:span></text:p>
      <text:p text:style-name="P2"><text:span text:style-name="T2">–Спасибо, Настя. Скажи, что я могу для тебя сделать? </text:span></text:p>
      <text:p text:style-name="P2"><text:soft-page-break/><text:span text:style-name="T2">–Об этом мы потом поговорим. Вот адрес, – сказала девушка, протягивая бумажку. </text:span></text:p>
      <text:p text:style-name="P2"><text:span text:style-name="T2">–Спасибо, я в долгу, – сказал Александр и выбежал из кабинета, чуть не сбив с ног преподавателя. </text:span></text:p>
      <text:p text:style-name="P2"><text:span text:style-name="T2">–А классный хвостик, – проговорила ему вслед Настя и устремила взгляд в книгу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5:22.112000000</meta:creation-date>
    <dc:date>2022-05-15T20:25:49.792000000</dc:date>
    <meta:editing-duration>PT27S</meta:editing-duration>
    <meta:editing-cycles>1</meta:editing-cycles>
    <meta:document-statistic meta:table-count="0" meta:image-count="0" meta:object-count="0" meta:page-count="2" meta:paragraph-count="11" meta:word-count="269" meta:character-count="1658" meta:non-whitespace-character-count="1388"/>
    <meta:generator>LibreOffice/7.2.2.2$Windows_X86_64 LibreOffice_project/02b2acce88a210515b4a5bb2e46cbfb63fe97d56</meta:generator>
  </office:meta>
</office:document-meta>
</file>